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9e4" officeooo:paragraph-rsid="000509e4"/>
    </style:style>
    <style:style style:name="P2" style:family="paragraph" style:parent-style-name="Standard">
      <style:text-properties style:text-underline-style="none" officeooo:rsid="0005f66d" officeooo:paragraph-rsid="0005f66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f66d"/>
    </style:style>
    <style:style style:name="T3" style:family="text">
      <style:text-properties style:text-underline-style="none" officeooo:rsid="0005f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RELACIONAL</text:p>
      <text:p text:style-name="P1"/>
      <text:p text:style-name="P1">Familia(<text:span text:style-name="T3">nom,</text:span><text:span text:style-name="T2">idFamilia)</text:span></text:p>
      <text:p text:style-name="P2">Subfamilia(nom,<text:span text:style-name="T1">idSubfamilia,familia)</text:span></text:p>
      <text:p text:style-name="P2">Marca(<text:span text:style-name="T1">nom)</text:span></text:p>
      <text:p text:style-name="P2">Campanya(<text:span text:style-name="T1">nom,data_fi,data_inici,</text:span>numArticles,import)</text:p>
      <text:p text:style-name="P2">Producte(<text:span text:style-name="T1">idProducte,</text:span>nom,color,subfamilia)</text:p>
      <text:p text:style-name="P2">Article(<text:span text:style-name="T1">idArticle,producte,</text:span>campanya,talla,color,stock,preu,IVA,marca)</text:p>
      <text:p text:style-name="P2">ArticleCampanya(<text:span text:style-name="T1">idArticle,nom,data_fi,data_inici)</text:span></text:p>
      <text:p text:style-name="P2">Usuari(<text:span text:style-name="T1">nom,</text:span>contrasenya,direccio)</text:p>
      <text:p text:style-name="P2">UsuariArticle(<text:span text:style-name="T1">nom,idArticle,</text:span>unitatsComprades,preuTotal,impostos,campanya,data_fi,data_inici)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1:20:25.443542787</meta:creation-date>
    <meta:generator>LibreOffice/4.2.6.3$Linux_X86_64 LibreOffice_project/420m0$Build-3</meta:generator>
    <dc:date>2014-10-07T20:44:44.451051163</dc:date>
    <meta:editing-duration>PT5M47S</meta:editing-duration>
    <meta:editing-cycles>2</meta:editing-cycles>
    <meta:document-statistic meta:table-count="0" meta:image-count="0" meta:object-count="0" meta:page-count="1" meta:paragraph-count="10" meta:word-count="11" meta:character-count="418" meta:non-whitespace-character-count="417"/>
  </office:meta>
</office:document-meta>
</file>